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63bbee" draw:marker-start-width="0.242cm" draw:marker-end-width="0.242cm" draw:fill-color="#aadcf7" draw:opacity="50%" draw:textarea-horizontal-align="justify" draw:textarea-vertical-align="top" draw:auto-grow-height="false" fo:min-height="5.622cm" fo:min-width="10.972cm" fo:padding-top="0.139cm" fo:padding-bottom="0.139cm" fo:padding-left="0.264cm" fo:padding-right="0.264cm"/>
    </style:style>
    <style:style style:name="gr2" style:family="graphic" style:parent-style-name="standard">
      <style:graphic-properties draw:textarea-horizontal-align="justify" draw:textarea-vertical-align="top" draw:auto-grow-height="false" fo:min-height="1.284cm" fo:min-width="4.53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5" style:family="graphic" style:parent-style-name="standard">
      <style:graphic-properties draw:fill-color="#aadcf7" draw:textarea-horizontal-align="justify" draw:textarea-vertical-align="middle" draw:auto-grow-height="false" fo:min-height="2.638cm" fo:min-width="4.788cm"/>
    </style:style>
    <style:style style:name="P1" style:family="paragraph">
      <style:paragraph-properties fo:text-align="center"/>
    </style:style>
    <style:style style:name="P2" style:family="paragraph">
      <loext:graphic-properties draw:fill-color="#aadcf7" draw:opacity="50%"/>
      <style:paragraph-properties fo:text-align="center"/>
      <style:text-properties style:font-name="Times New Roman" fo:font-size="12pt" fo:font-weight="bold" style:font-weight-asian="bold" style:font-weight-complex="bold"/>
    </style:style>
    <style:style style:name="P3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aadcf7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Times New Roman" fo:font-size="12pt" fo:font-weight="bold" style:font-weight-asian="bold" style:font-weight-complex="bold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draw:layer="layout" svg:width="11.5cm" svg:height="5.9cm" svg:x="1.3cm" svg:y="5.6cm">
          <text:p text:style-name="P1"><text:span text:style-name="T1">Gerente de Agente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cm" svg:height="1.7cm" svg:x="7.4cm" svg:y="6.5cm">
          <text:p text:style-name="P1"><text:span text:style-name="T2">Gerente de Plataform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2cm" svg:height="1.7cm" svg:x="7.4cm" svg:y="9.3cm">
          <text:p text:style-name="P1"><text:span text:style-name="T2">Servidor de Agen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2cm" svg:height="1.7cm" svg:x="1.4cm" svg:y="7.7cm">
          <text:p text:style-name="P1"><text:span text:style-name="T2">Plataforma de </text:span><text:span text:style-name="T2"><text:line-break/></text:span><text:span text:style-name="T2">Sistemas Multiagen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4" draw:layer="layout" svg:x1="9.4cm" svg:y1="9.3cm" svg:x2="9.4cm" svg:y2="8.2cm">
          <text:p/>
        </draw:line>
        <draw:line draw:style-name="gr3" draw:text-style-name="P4" draw:layer="layout" svg:x1="14.2cm" svg:y1="9.5cm" svg:x2="12.6cm" svg:y2="10.1cm">
          <text:p/>
        </draw:line>
        <draw:line draw:style-name="gr4" draw:text-style-name="P1" draw:layer="layout" svg:x1="12.6cm" svg:y1="7.2cm" svg:x2="14.1cm" svg:y2="7.9cm">
          <text:p/>
        </draw:line>
        <draw:line draw:style-name="gr4" draw:text-style-name="P1" draw:layer="layout" svg:x1="6.1cm" svg:y1="9.4cm" svg:x2="7.5cm" svg:y2="10.4cm">
          <text:p/>
        </draw:line>
        <draw:line draw:style-name="gr4" draw:text-style-name="P1" draw:layer="layout" svg:x1="5.9cm" svg:y1="7.7cm" svg:x2="7.4cm" svg:y2="7.1cm">
          <text:p/>
        </draw:line>
        <draw:custom-shape draw:style-name="gr5" draw:text-style-name="P5" draw:layer="layout" svg:width="5.6cm" svg:height="3.2cm" svg:x="14.1cm" svg:y="7cm">
          <text:p text:style-name="P1"><text:span text:style-name="T3">Restante da</text:span></text:p>
          <text:p text:style-name="P1"><text:span text:style-name="T3">Ferramenta de Orquestraçã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3T23:36:10.847000000</meta:creation-date>
    <dc:date>2016-03-14T00:24:48.090000000</dc:date>
    <meta:editing-duration>PT34M29S</meta:editing-duration>
    <meta:editing-cycles>5</meta:editing-cycles>
    <meta:generator>LibreOffice/5.1.0.3$Windows_x86 LibreOffice_project/5e3e00a007d9b3b6efb6797a8b8e57b51ab1f737</meta:generator>
    <meta:document-statistic meta:object-count="10"/>
  </office:meta>
</office:document-meta>
</file>